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f420"/>
    </style:style>
    <style:style style:name="P2" style:family="paragraph" style:parent-style-name="Standard">
      <style:text-properties officeooo:paragraph-rsid="00037649"/>
    </style:style>
    <style:style style:name="P3" style:family="paragraph" style:parent-style-name="Standard">
      <style:text-properties officeooo:paragraph-rsid="00050b71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9pt" fo:letter-spacing="normal" fo:font-style="normal" fo:font-weight="normal" officeooo:rsid="00037649"/>
    </style:style>
    <style:style style:name="T3" style:family="text">
      <style:text-properties officeooo:rsid="00037649"/>
    </style:style>
    <style:style style:name="T4" style:family="text">
      <style:text-properties officeooo:rsid="00068b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JavaScript Questions : <text:span text:style-name="T4">JAVASCRIPT BOUCLE (loop)</text:span></text:p>
      <text:p text:style-name="Standard"/>
      <text:p text:style-name="Standard"/>
      <text:p text:style-name="Standard"/>
      <text:p text:style-name="Standard">Q1 <text:s/>reponse : <text:s/><text:span text:style-name="T1">A : While loops can execute a block of code as long as a specified condition is true </text:span></text:p>
      <text:p text:style-name="Standard"/>
      <text:p text:style-name="Standard">Q2 <text:s/>reponse : <text:span text:style-name="T1">B : the computer will crash</text:span></text:p>
      <text:p text:style-name="Standard"/>
      <text:p text:style-name="P1">Q3 <text:s/>reponse : <text:span text:style-name="T1">A : loop 1 </text:span><text:s text:c="2"/></text:p>
      <text:p text:style-name="Standard"/>
      <text:p text:style-name="Standard">Q4 <text:s/>reponse : <text:span text:style-name="T1">D : 11</text:span></text:p>
      <text:p text:style-name="Standard"/>
      <text:p text:style-name="Standard">Q5 <text:s/>reponse :<text:span text:style-name="T1">A : true </text:span></text:p>
      <text:p text:style-name="Standard"/>
      <text:p text:style-name="Standard">Q6 <text:s/>reponse : <text:span text:style-name="T1">A : "1234"</text:span></text:p>
      <text:p text:style-name="Standard"/>
      <text:p text:style-name="Standard">Q7 <text:s/>reponse : <text:span text:style-name="T1">C : 4</text:span></text:p>
      <text:p text:style-name="Standard"/>
      <text:p text:style-name="Standard">Q8 <text:s/>reponse : <text:span text:style-name="T1">B : prints the numbers 2 to 10</text:span></text:p>
      <text:p text:style-name="Standard"/>
      <text:p text:style-name="Standard">Q9 <text:s/>reponse : <text:span text:style-name="T1">A : 0 </text:span></text:p>
      <text:p text:style-name="Standard"/>
      <text:p text:style-name="Standard">Q10 <text:s/>reponse : <text:span text:style-name="T1">B : 0/1</text:span></text:p>
      <text:p text:style-name="Standard"/>
      <text:p text:style-name="Standard">Q11 <text:s/>reponse : <text:span text:style-name="T1">B : 5</text:span></text:p>
      <text:p text:style-name="Standard"/>
      <text:p text:style-name="Standard">Q12,<text:span text:style-name="T3">1</text:span> <text:s/>reponse :<text:span text:style-name="T1">B : "001"</text:span></text:p>
      <text:p text:style-name="Standard"><text:span text:style-name="T1"/></text:p>
      <text:p text:style-name="P2"><text:span text:style-name="T1">Q1</text:span><text:span text:style-name="T2">2,2</text:span><text:span text:style-name="T1"> <text:s/>reponse :D : 100</text:span></text:p>
      <text:p text:style-name="Standard"/>
      <text:p text:style-name="P2">Q13 <text:s/>reponse : <text:s/><text:span text:style-name="T1">C : Loop 3</text:span></text:p>
      <text:p text:style-name="Standard"/>
      <text:p text:style-name="P2">Q14 <text:s/>reponse : <text:span text:style-name="T1">B : for (let number = 0 ; number &lt;5 ;number++) {console.log(number)} </text:span></text:p>
      <text:p text:style-name="Standard"><text:span text:style-name="T1"/></text:p>
      <text:p text:style-name="Standard">Q15 <text:s/>reponse :<text:span text:style-name="T1">B : loop over array indexes</text:span></text:p>
      <text:p text:style-name="Standard"/>
      <text:p text:style-name="Standard">Q16 <text:s/>reponse :<text:span text:style-name="T1">A : prints all array elements</text:span></text:p>
      <text:p text:style-name="Standard"/>
      <text:p text:style-name="Standard">Q17 <text:s/>reponse : <text:span text:style-name="T1">C : "0 1 2 3 4"</text:span></text:p>
      <text:p text:style-name="Standard"/>
      <text:p text:style-name="Standard">Q18 <text:s/>reponse : <text:span text:style-name="T1">C : Loop 3</text:span></text:p>
      <text:p text:style-name="Standard"/>
      <text:p text:style-name="Standard">Q19 <text:s/>reponse :<text:span text:style-name="T1">C : "0 1 2 3 4"</text:span></text:p>
      <text:p text:style-name="Standard"/>
      <text:p text:style-name="Standard">Q20 <text:s/>reponse : <text:span text:style-name="T1">B : "123"</text:span></text:p>
      <text:p text:style-name="Standard"/>
      <text:p text:style-name="P3">Q21 <text:s/>reponse : <text:span text:style-name="T1">B : false</text:span></text:p>
      <text:p text:style-name="Standard"/>
      <text:p text:style-name="Standard">Q22 <text:s/>reponse : <text:span text:style-name="T1">D : undefined</text:span></text:p>
      <text:p text:style-name="Standard"/>
      <text:p text:style-name="Standard">Q23 <text:s/>reponse : <text:span text:style-name="T1">C : {color: red }</text:span></text:p>
      <text:p text:style-name="Standard"/>
      <text:p text:style-name="Standard">Q24 <text:s/>reponse : <text:span text:style-name="T1">C : type color</text:span></text:p>
      <text:p text:style-name="Standard"><text:soft-page-break/></text:p>
      <text:p text:style-name="Standard">Q25 <text:s/>reponse : <text:span text:style-name="T1">C : "1 3 4 1 3 4"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0T10:48:15.138998467</meta:creation-date>
    <dc:date>2020-03-30T11:55:23.406473254</dc:date>
    <meta:editing-duration>PT6M16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2" meta:paragraph-count="27" meta:word-count="213" meta:character-count="902" meta:non-whitespace-character-count="680"/>
  </office:meta>
</office:document-meta>
</file>